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1BF0000022CCEB64133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3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DejaVu Sans2" svg:font-family="'DejaVu Sans'" style:font-family-generic="modern" style:font-pitch="variable"/>
    <style:font-face style:name="DejaVu Sans Mono2" svg:font-family="'DejaVu Sans Mono'" style:font-family-generic="moder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wiss" style:font-pitch="variable"/>
    <style:font-face style:name="DejaVu Sans Mono" svg:font-family="'DejaVu Sans Mono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cc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fill-color="#ffffff"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2.18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fill-color="#ffffff" fo:min-height="3.256cm"/>
    </style:style>
    <style:style style:name="pr8" style:family="presentation" style:parent-style-name="Default-outline1">
      <style:graphic-properties draw:fill-color="#ffffff" fo:min-height="9.525cm"/>
    </style:style>
    <style:style style:name="pr9" style:family="presentation" style:parent-style-name="Default-outline1">
      <style:graphic-properties draw:fill="solid" draw:fill-color="#e6e6ff" fo:min-height="6.043cm"/>
    </style:style>
    <style:style style:name="pr10" style:family="presentation" style:parent-style-name="Default-outline1">
      <style:graphic-properties draw:fill-color="#ffffff" fo:min-height="9.853cm"/>
    </style:style>
    <style:style style:name="pr11" style:family="presentation" style:parent-style-name="Default-subtitle">
      <style:graphic-properties draw:fill-color="#ffffff" fo:min-height="12.18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32pt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1.2cm" fo:margin-right="0cm" fo:margin-top="0cm" fo:margin-bottom="0cm" fo:text-indent="-0.9cm"/>
    </style:style>
    <style:style style:name="P9" style:family="paragraph">
      <style:paragraph-properties fo:margin-left="1.2cm" fo:margin-right="0cm" fo:margin-top="0cm" fo:margin-bottom="0cm" fo:text-indent="0cm"/>
      <style:text-properties fo:font-size="16pt"/>
    </style:style>
    <style:style style:name="P10" style:family="paragraph">
      <style:paragraph-properties fo:margin-left="1.2cm" fo:margin-right="0cm" fo:margin-top="0cm" fo:margin-bottom="0cm" fo:text-indent="0cm"/>
    </style:style>
    <style:style style:name="P11" style:family="paragraph">
      <style:text-properties fo:font-size="48pt" style:font-size-asian="48pt" style:font-size-complex="48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DejaVu Sans Mono1" fo:font-size="16pt"/>
    </style:style>
    <style:style style:name="T4" style:family="text">
      <style:text-properties style:font-name="DejaVu Sans Mono1" fo:font-size="20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="DejaVu Sans Mono3" fo:font-style="normal" style:font-style-asian="normal" style:font-style-complex="normal"/>
    </style:style>
    <style:style style:name="T9" style:family="text">
      <style:text-properties style:font-name="DejaVu Serif" fo:font-style="italic" style:font-style-asian="italic" style:font-style-complex="italic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style:font-name="DejaVu Sans Mono3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15.775cm" svg:height="3.506cm" svg:x="10.795cm" svg:y="0.437cm" presentation:class="title" presentation:placeholder="true" presentation:user-transformed="true">
          <draw:text-box/>
        </draw:frame>
        <draw:frame presentation:style-name="pr2" draw:text-style-name="P3" draw:layer="layout" svg:width="25.199cm" svg:height="12.18cm" svg:x="1.4cm" svg:y="4.914cm" presentation:class="subtitle">
          <draw:text-box>
            <text:list text:style-name="L1">
              <text:list-header>
                <text:p text:style-name="P2"><text:span text:style-name="T1">Introduction to Python</text:span></text:p>
                <text:p text:style-name="P2"><text:span text:style-name="T2">November 8, 2014</text:span><text:span text:style-name="T2"><text:line-break/></text:span><text:span text:style-name="T2"><text:line-break/></text:span><text:span text:style-name="T2">hack@uchicago</text:span><text:span text:style-name="T2"><text:line-break/></text:span><text:span text:style-name="T2"><text:a xlink:href="http://hack.uchicago.edu/" xlink:type="simple">http://hack.uchicago.edu/</text:a></text:span><text:span text:style-name="T2"><text:line-break/></text:span><text:span text:style-name="T2"><text:line-break/></text:span><text:span text:style-name="T2">Masters Program in Computer Science</text:span><text:span text:style-name="T2"><text:line-break/></text:span><text:span text:style-name="T2"><text:a xlink:href="http://csmasters.uchicago.edu/" xlink:type="simple">http://csmasters.uchicago.edu/</text:a>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1.52cm" svg:height="3.506cm" svg:x="5.05cm" svg:y="0.437cm" presentation:class="title">
          <draw:text-box>
            <text:p>hack@uchicago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RSO for students interested in technology</text:p>
              </text:list-item>
              <text:list-item>
                <text:p>We organize hack nights, hackathons, workshops, etc.</text:p>
              </text:list-item>
              <text:list-item>
                <text:p>Join our Facebook group, or visit our website (<text:a xlink:href="http://hack.uchicago.edu/" xlink:type="simple">http://hack.uchicago.edu/</text:a>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1.52cm" svg:height="3.625cm" svg:x="5.05cm" svg:y="0.378cm" presentation:class="title" presentation:user-transformed="true">
          <draw:text-box>
            <text:p>Masters Program in Computer Scienc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rofessional MS degree program in Computer Science</text:p>
              </text:list-item>
              <text:list-item>
                <text:p>Offers a balance of core foundational courses in Computer Science and practical industry-oriented courses.</text:p>
              </text:list-item>
              <text:list-item>
                <text:p>9-course and 12-course programs, full-time and part-time</text:p>
              </text:list-item>
              <text:list-item>
                <text:p><text:a xlink:href="http://csmasters.uchicago.edu/" xlink:type="simple">http://csmasters.uchicago.edu/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1.52cm" svg:height="3.506cm" svg:x="5.05cm" svg:y="0.437cm" presentation:class="title" presentation:user-transformed="true">
          <draw:text-box>
            <text:p>Before we start</text:p>
          </draw:text-box>
        </draw:frame>
        <draw:frame presentation:style-name="pr5" draw:layer="layout" svg:width="25.199cm" svg:height="12.354cm" svg:x="1.4cm" svg:y="4.914cm" presentation:class="outline" presentation:user-transformed="true">
          <draw:text-box>
            <text:list text:style-name="L2">
              <text:list-item>
                <text:p>We assume you already know how to program (just not in Python) and are comfortable using a command-line interface.</text:p>
              </text:list-item>
              <text:list-item>
                <text:p>You should also have access to a Python interpreter on your laptop<text:line-break/><text:line-break/>http://hack-at-uchicago.github.io/python-workshop/before.htm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g xml:id="id4" draw:id="id4">
          <draw:custom-shape draw:style-name="gr2" draw:text-style-name="P6" draw:layer="layout" svg:width="12.7cm" svg:height="5.08cm" svg:x="13.97cm" svg:y="10.79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8.79cm" svg:height="5.08cm" svg:x="0.735cm" svg:y="6.45cm">
            <text:p/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3" draw:text-style-name="P6" draw:layer="layout" svg:width="11.212cm" svg:height="2.44cm" svg:x="14.188cm" svg:y="8.3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17.646cm" svg:height="1.905cm" svg:x="0.769cm" svg:y="4.2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presentation:style-name="pr7" draw:text-style-name="P7" draw:layer="layout" svg:width="21.52cm" svg:height="3.256cm" svg:x="5.05cm" svg:y="0.562cm" presentation:class="title" presentation:user-transformed="true">
          <draw:text-box>
            <text:p text:style-name="P1">What does this do?</text:p>
          </draw:text-box>
        </draw:frame>
        <draw:g xml:id="id5" draw:id="id5">
          <draw:custom-shape draw:style-name="gr4" draw:text-style-name="P6" draw:layer="layout" svg:width="10.369cm" svg:height="2.875cm" svg:x="15.666cm" svg:y="12.36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6.624cm" svg:height="3.462cm" svg:x="2.54cm" svg:y="7.62cm">
            <text:p/>
            <draw:enhanced-geometry svg:viewBox="0 0 21600 21600" draw:type="rectangle" draw:enhanced-path="M 0 0 L 21600 0 21600 21600 0 21600 0 0 Z N"/>
          </draw:custom-shape>
        </draw:g>
        <draw:g xml:id="id6" draw:id="id6">
          <draw:custom-shape draw:style-name="gr5" draw:text-style-name="P6" draw:layer="layout" svg:width="12.065cm" svg:height="1.27cm" svg:x="13.97cm" svg:y="16.07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10.16cm" svg:height="1.27cm" svg:x="0.535cm" svg:y="11.665cm">
            <text:p/>
            <draw:enhanced-geometry svg:viewBox="0 0 21600 21600" draw:type="rectangle" draw:enhanced-path="M 0 0 L 21600 0 21600 21600 0 21600 0 0 Z N"/>
          </draw:custom-shape>
        </draw:g>
        <draw:frame presentation:style-name="pr8" draw:text-style-name="P9" xml:id="id2" draw:id="id2" draw:layer="layout" svg:width="15.875cm" svg:height="11.881cm" svg:x="11.43cm" svg:y="6.009cm" presentation:class="outline" presentation:user-transformed="true">
          <draw:text-box>
            <text:p text:style-name="P8"><text:span text:style-name="T3"><text:s text:c="4"/></text:span><text:span text:style-name="T3">#include&lt;stdio.h&gt;</text:span></text:p>
            <text:p text:style-name="P8"><text:span text:style-name="T3"/></text:p>
            <text:p text:style-name="P8"><text:span text:style-name="T3"><text:s text:c="4"/></text:span><text:span text:style-name="T3">int main()</text:span></text:p>
            <text:p text:style-name="P8"><text:span text:style-name="T3"><text:s text:c="4"/></text:span><text:span text:style-name="T3">{</text:span></text:p>
            <text:p text:style-name="P8"><text:span text:style-name="T3"><text:s text:c="8"/></text:span><text:span text:style-name="T3">int a[] = {10, 1, 2, 76, 20, 3, </text:span><text:span text:style-name="T3"><text:line-break/></text:span><text:span text:style-name="T3"> <text:s text:c="15"/>20, 49, 98, 5};</text:span></text:p>
            <text:p text:style-name="P8"><text:span text:style-name="T3"><text:s text:c="8"/></text:span><text:span text:style-name="T3">int n = 0;</text:span></text:p>
            <text:p text:style-name="P8"><text:span text:style-name="T3"><text:s text:c="4"/></text:span></text:p>
            <text:p text:style-name="P8"><text:span text:style-name="T3"><text:s text:c="8"/></text:span><text:span text:style-name="T3">for(int i=0; i &lt; 10; i++)</text:span></text:p>
            <text:p text:style-name="P8"><text:span text:style-name="T3"><text:s text:c="8"/></text:span><text:span text:style-name="T3">{</text:span></text:p>
            <text:p text:style-name="P8"><text:span text:style-name="T3"><text:s text:c="12"/></text:span><text:span text:style-name="T3">if(a[i] &gt; 5)</text:span></text:p>
            <text:p text:style-name="P8"><text:span text:style-name="T3"><text:s text:c="16"/></text:span><text:span text:style-name="T3">printf("%i\n", a[i]);</text:span></text:p>
            <text:p text:style-name="P8"><text:span text:style-name="T3"><text:s text:c="12"/></text:span><text:span text:style-name="T3">else</text:span></text:p>
            <text:p text:style-name="P8"><text:span text:style-name="T3"><text:s text:c="16"/></text:span><text:span text:style-name="T3">n++;</text:span></text:p>
            <text:p text:style-name="P8"><text:span text:style-name="T3"><text:s text:c="8"/></text:span><text:span text:style-name="T3">}</text:span></text:p>
            <text:p text:style-name="P8"><text:span text:style-name="T3"><text:s text:c="4"/></text:span></text:p>
            <text:p text:style-name="P8"><text:span text:style-name="T3"><text:s text:c="8"/></text:span><text:span text:style-name="T3">printf("n is %i\n", n);</text:span></text:p>
            <text:p text:style-name="P8"><text:span text:style-name="T3"><text:s text:c="4"/></text:span><text:span text:style-name="T3">}</text:span></text:p>
          </draw:text-box>
        </draw:frame>
        <draw:frame presentation:style-name="pr9" draw:text-style-name="P10" xml:id="id1" draw:id="id1" draw:layer="layout" svg:width="3.81cm" svg:height="6.043cm" svg:x="3.675cm" svg:y="13.67cm" presentation:class="outline" presentation:user-transformed="true">
          <draw:text-box>
            <text:p text:style-name="P8"><text:span text:style-name="T4">10</text:span></text:p>
            <text:p text:style-name="P8"><text:span text:style-name="T4">76</text:span></text:p>
            <text:p text:style-name="P8"><text:span text:style-name="T4">20</text:span></text:p>
            <text:p text:style-name="P8"><text:span text:style-name="T4">20</text:span></text:p>
            <text:p text:style-name="P8"><text:span text:style-name="T4">49</text:span></text:p>
            <text:p text:style-name="P8"><text:span text:style-name="T4">98</text:span></text:p>
            <text:p text:style-name="P8"><text:span text:style-name="T4">n is 4</text:span></text:p>
          </draw:text-box>
        </draw:frame>
        <draw:frame presentation:style-name="pr10" draw:text-style-name="P10" draw:layer="layout" svg:width="17.78cm" svg:height="9.853cm" svg:x="0.635cm" svg:y="4.457cm" presentation:class="outline" presentation:user-transformed="true">
          <draw:text-box>
            <text:p text:style-name="P8"><text:span text:style-name="T4">a = [10, 1, 2, 76, 20, 3, 20, 49, 98, 5]</text:span></text:p>
            <text:p text:style-name="P8"><text:span text:style-name="T4">n = 0</text:span></text:p>
            <text:p text:style-name="P8"><text:span text:style-name="T4"/></text:p>
            <text:p text:style-name="P8"><text:span text:style-name="T4">for i in a:</text:span></text:p>
            <text:p text:style-name="P8"><text:span text:style-name="T4"><text:s text:c="4"/></text:span><text:span text:style-name="T4">if i &gt; 5:</text:span></text:p>
            <text:p text:style-name="P8"><text:span text:style-name="T4"><text:s text:c="8"/></text:span><text:span text:style-name="T4">print i</text:span></text:p>
            <text:p text:style-name="P8"><text:span text:style-name="T4"><text:s text:c="4"/></text:span><text:span text:style-name="T4">else: <text:s text:c="2"/></text:span></text:p>
            <text:p text:style-name="P8"><text:span text:style-name="T4"><text:s text:c="8"/></text:span><text:span text:style-name="T4">n += 1</text:span></text:p>
            <text:p text:style-name="P8"><text:span text:style-name="T4"/></text:p>
            <text:p text:style-name="P8"><text:span text:style-name="T4">print "n is " + str(n)</text:span></text:p>
          </draw:text-box>
        </draw:frame>
        <draw:frame draw:style-name="gr6" draw:layer="layout" svg:width="15.446cm" svg:height="0.996cm" svg:x="9.525cm" svg:y="18.415cm">
          <draw:text-box>
            <text:p>Submit your output at <text:a xlink:href="http://bit.ly/hack-python" xlink:type="simple">http://bit.ly/hack-python</text:a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" smil:attributeName="visibility" smil:to="visible"/>
                  <anim:animate smil:dur="1s" smil:fill="hold" smil:targetElement="id1" smil:attributeName="width" smil:values="width*0.70;width" smil:keyTimes="0;1" smil:additive="base"/>
                  <anim:animate smil:dur="1s" smil:fill="hold" smil:targetElement="id1" smil:attributeName="height" smil:values="height;height" smil:keyTimes="0;1" smil:additive="base"/>
                  <anim:transitionFilter smil:dur="1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1+width/2;x" smil:keyTimes="0;1" smil:additive="base"/>
                  <anim:animate smil:dur="0.5s" smil:fill="hold" smil:targetElement="id2" smil:attributeName="y" smil:values="y;y" smil:keyTimes="0;1" smil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3" smil:attributeName="visibility" smil:to="visible"/>
                  <anim:animate smil:dur="1s" smil:fill="hold" smil:targetElement="id3" smil:attributeName="width" smil:values="width*0.70;width" smil:keyTimes="0;1" smil:additive="base"/>
                  <anim:animate smil:dur="1s" smil:fill="hold" smil:targetElement="id3" smil:attributeName="height" smil:values="height;height" smil:keyTimes="0;1" smil:additive="base"/>
                  <anim:transitionFilter smil:dur="1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4" smil:attributeName="visibility" smil:to="visible"/>
                  <anim:animate smil:dur="1s" smil:fill="hold" smil:targetElement="id4" smil:attributeName="width" smil:values="width*0.70;width" smil:keyTimes="0;1" smil:additive="base"/>
                  <anim:animate smil:dur="1s" smil:fill="hold" smil:targetElement="id4" smil:attributeName="height" smil:values="height;height" smil:keyTimes="0;1" smil:additive="base"/>
                  <anim:transitionFilter smil:dur="1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5" smil:attributeName="visibility" smil:to="visible"/>
                  <anim:animate smil:dur="1s" smil:fill="hold" smil:targetElement="id5" smil:attributeName="width" smil:values="width*0.70;width" smil:keyTimes="0;1" smil:additive="base"/>
                  <anim:animate smil:dur="1s" smil:fill="hold" smil:targetElement="id5" smil:attributeName="height" smil:values="height;height" smil:keyTimes="0;1" smil:additive="base"/>
                  <anim:transitionFilter smil:dur="1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6" smil:attributeName="visibility" smil:to="visible"/>
                  <anim:animate smil:dur="1s" smil:fill="hold" smil:targetElement="id6" smil:attributeName="width" smil:values="width*0.70;width" smil:keyTimes="0;1" smil:additive="base"/>
                  <anim:animate smil:dur="1s" smil:fill="hold" smil:targetElement="id6" smil:attributeName="height" smil:values="height;height" smil:keyTimes="0;1" smil:additive="base"/>
                  <anim:transitionFilter smil:dur="1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1.52cm" svg:height="3.506cm" svg:x="5.05cm" svg:y="0.437cm" presentation:class="title">
          <draw:text-box>
            <text:p>Exercis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Go to workshop website:<text:line-break/><text:a xlink:href="http://bit.ly/hack-python-workshop" xlink:type="simple">http://bit.ly/hack-python-workshop</text:a></text:p>
              </text:list-item>
              <text:list-item>
                <text:p>Go to “Examples” and download the examples.</text:p>
              </text:list-item>
              <text:list-item>
                <text:p>Run simple/intro.py from the command line.</text:p>
              </text:list-item>
              <text:list-item>
                <text:p>Run the simple/intro.py code from the interpret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1.52cm" svg:height="3.506cm" svg:x="5.05cm" svg:y="0.437cm" presentation:class="title">
          <draw:text-box>
            <text:p>How this is going to work</text:p>
          </draw:text-box>
        </draw:frame>
        <draw:frame presentation:style-name="pr5" draw:layer="layout" svg:width="25.199cm" svg:height="14.303cm" svg:x="1.4cm" svg:y="4.914cm" presentation:class="outline" presentation:user-transformed="true">
          <draw:text-box>
            <text:list text:style-name="L2">
              <text:list-item>
                <text:p>We will be alternating between three things:</text:p>
                <text:list>
                  <text:list-item>
                    <text:p>Demonstrating basic examples using an IPython Notebook. You will be able to access this code as I type it (follow the “live examples” link on the website).</text:p>
                  </text:list-item>
                  <text:list-item>
                    <text:p>Live coding of more substantial examples that use a Twitter dataset, alternating between an editor and the interpreter.</text:p>
                  </text:list-item>
                  <text:list-item>
                    <text:p>Exercises using the Twitter datase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1.52cm" svg:height="3.506cm" svg:x="5.05cm" svg:y="0.437cm" presentation:class="title">
          <draw:text-box>
            <text:p>Topics we'll cover</text:p>
          </draw:text-box>
        </draw:frame>
        <draw:frame presentation:style-name="pr5" draw:layer="layout" svg:width="25.199cm" svg:height="12.18cm" svg:x="1.4cm" svg:y="5.814cm" presentation:class="outline" presentation:user-transformed="true">
          <draw:text-box>
            <text:list text:style-name="L2">
              <text:list-item>
                <text:p>Lists</text:p>
              </text:list-item>
              <text:list-item>
                <text:p>Tuples, Strings, and Sets</text:p>
              </text:list-item>
              <text:list-item>
                <text:p>Dictionaries</text:p>
              </text:list-item>
              <text:list-item>
                <text:p>Functions </text:p>
              </text:list-item>
              <text:list-item>
                <text:p>Simple visualiz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4" draw:layer="layout" svg:width="21.52cm" svg:height="3.506cm" svg:x="5.05cm" svg:y="0.437cm" presentation:class="title" presentation:placeholder="true">
          <draw:text-box/>
        </draw:frame>
        <draw:frame presentation:style-name="pr11" draw:text-style-name="P11" draw:layer="layout" svg:width="25.199cm" svg:height="12.18cm" svg:x="1.4cm" svg:y="4.914cm" presentation:class="subtitle">
          <draw:text-box>
            <text:p><text:span text:style-name="T5">Lis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1.52cm" svg:height="3.506cm" svg:x="5.05cm" svg:y="0.437cm" presentation:class="title">
          <draw:text-box>
            <text:p>Lists exampl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I am going to write a program that prints the lengths of the first N tweets from the dataset.</text:p>
                <text:list>
                  <text:list-item>
                    <text:p>examples/twitter/get_tweet_lengths.py</text:p>
                  </text:list-item>
                </text:list>
              </text:list-item>
              <text:list-item>
                <text:p>We have prepared some functions that handle the actual reading of the dataset.</text:p>
                <text:list>
                  <text:list-item>
                    <text:p>examples/twitter/workshop.p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1.52cm" svg:height="3.506cm" svg:x="5.05cm" svg:y="0.437cm" presentation:class="title">
          <draw:text-box>
            <text:p>Lists exercise</text:p>
          </draw:text-box>
        </draw:frame>
        <draw:frame presentation:style-name="pr5" draw:layer="layout" svg:width="25.199cm" svg:height="13.344cm" svg:x="1.4cm" svg:y="4.914cm" presentation:class="outline" presentation:user-transformed="true">
          <draw:text-box>
            <text:list text:style-name="L2">
              <text:list-item>
                <text:p>Modify my program to compute the <text:span text:style-name="T6">average</text:span><text:span text:style-name="T7"> length of the tweets.</text:span></text:p>
              </text:list-item>
              <text:list-item>
                <text:p><text:span text:style-name="T7">If you find that easy, modify it further so it will also compute the standard deviation.</text:span></text:p>
                <text:list>
                  <text:list-item>
                    <text:p><text:span text:style-name="T7">Square root:</text:span><text:span text:style-name="T7"><text:line-break/></text:span><text:span text:style-name="T7"><text:line-break/></text:span><text:span text:style-name="T8">import math</text:span><text:span text:style-name="T8"><text:line-break/></text:span><text:span text:style-name="T8"><text:line-break/></text:span><text:span text:style-name="T8">math.sqrt(</text:span><text:span text:style-name="T9">x</text:span><text:span text:style-name="T8">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4" draw:layer="layout" svg:width="21.52cm" svg:height="3.506cm" svg:x="5.05cm" svg:y="0.437cm" presentation:class="title" presentation:placeholder="true" presentation:user-transformed="true">
          <draw:text-box/>
        </draw:frame>
        <draw:frame presentation:style-name="pr11" draw:text-style-name="P11" draw:layer="layout" svg:width="25.199cm" svg:height="12.18cm" svg:x="1.4cm" svg:y="4.914cm" presentation:class="subtitle">
          <draw:text-box>
            <text:p><text:span text:style-name="T5">List Comprehens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4" draw:layer="layout" svg:width="21.52cm" svg:height="3.506cm" svg:x="5.05cm" svg:y="0.437cm" presentation:class="title" presentation:placeholder="true">
          <draw:text-box/>
        </draw:frame>
        <draw:frame presentation:style-name="pr11" draw:text-style-name="P11" draw:layer="layout" svg:width="25.199cm" svg:height="12.18cm" svg:x="1.4cm" svg:y="4.914cm" presentation:class="subtitle">
          <draw:text-box>
            <text:p><text:span text:style-name="T5">Strings, Tuples, and Se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4" draw:layer="layout" svg:width="21.52cm" svg:height="3.506cm" svg:x="5.05cm" svg:y="0.437cm" presentation:class="title" presentation:placeholder="true">
          <draw:text-box/>
        </draw:frame>
        <draw:frame presentation:style-name="pr11" draw:text-style-name="P11" draw:layer="layout" svg:width="25.199cm" svg:height="12.18cm" svg:x="1.4cm" svg:y="4.914cm" presentation:class="subtitle">
          <draw:text-box>
            <text:p><text:span text:style-name="T5">Dictionari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1.52cm" svg:height="3.506cm" svg:x="5.05cm" svg:y="0.437cm" presentation:class="title">
          <draw:text-box>
            <text:p>Dictionaries example</text:p>
          </draw:text-box>
        </draw:frame>
        <draw:frame presentation:style-name="pr5" draw:layer="layout" svg:width="25.199cm" svg:height="14.58cm" svg:x="1.4cm" svg:y="4.914cm" presentation:class="outline" presentation:user-transformed="true">
          <draw:text-box>
            <text:list text:style-name="L2">
              <text:list-item>
                <text:p>Instead of get_tweets_text(), we're going to use get_tweets(), which returns a list of dictionaries.</text:p>
              </text:list-item>
              <text:list-item>
                <text:p>Each dictionary is a single tweet, with all the information returned by the Twitter API.</text:p>
                <text:list>
                  <text:list-item>
                    <text:p>examples/twitter/print_tweet_info.py</text:p>
                  </text:list-item>
                </text:list>
              </text:list-item>
              <text:list-item>
                <text:p>I am going to write a program that computes the frequency of each length.</text:p>
                <text:list>
                  <text:list-item>
                    <text:p><text:span text:style-name="T2">examples/twitter/get_length_frequencies.p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1.52cm" svg:height="3.506cm" svg:x="5.05cm" svg:y="0.437cm" presentation:class="title">
          <draw:text-box>
            <text:p>Dictionaries exercis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Modify my program to compute the frequency of hashtags.</text:p>
                <text:list>
                  <text:list-item>
                    <text:p>Use the workshop.get_hashtags() function to extract the hashtags from a single tweet.</text:p>
                  </text:list-item>
                </text:list>
              </text:list-item>
              <text:list-item>
                <text:p>Challenge: Print out only the top 10 hashtag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4" draw:layer="layout" svg:width="21.52cm" svg:height="3.506cm" svg:x="5.05cm" svg:y="0.437cm" presentation:class="title" presentation:placeholder="true" presentation:user-transformed="true">
          <draw:text-box/>
        </draw:frame>
        <draw:frame presentation:style-name="pr11" draw:text-style-name="P11" draw:layer="layout" svg:width="25.199cm" svg:height="12.18cm" svg:x="1.4cm" svg:y="4.914cm" presentation:class="subtitle">
          <draw:text-box>
            <text:p><text:span text:style-name="T5">Func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1.52cm" svg:height="3.506cm" svg:x="5.05cm" svg:y="0.437cm" presentation:class="title">
          <draw:text-box>
            <text:p>Functions exampl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 am going to write a function that returns a list of all the lengths in the dataset.</text:p>
                <text:list>
                  <text:list-item>
                    <text:p><text:span text:style-name="T10">examples/twitter/functions.py</text:span></text:p>
                  </text:list-item>
                </text:list>
              </text:list-item>
              <text:list-item>
                <text:p><text:span text:style-name="T11">And, I am going to produce a histogram of those lengths.</text:span></text:p>
                <text:list>
                  <text:list-item>
                    <text:p><text:span text:style-name="T10">examples/twitter/lengths_histogram.py</text:span></text:p>
                  </text:list-item>
                  <text:list-item>
                    <text:p><text:span text:style-name="T10">You will need matplotlib installed for this to work (</text:span><text:span text:style-name="T10"><text:a xlink:href="http://matplotlib.org/" xlink:type="simple">http://matplotlib.org/</text:a></text:span><text:span text:style-name="T10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1.52cm" svg:height="3.506cm" svg:x="5.05cm" svg:y="0.437cm" presentation:class="title">
          <draw:text-box>
            <text:p>Functions exercise</text:p>
          </draw:text-box>
        </draw:frame>
        <draw:frame presentation:style-name="pr5" draw:layer="layout" svg:width="25.199cm" svg:height="14.497cm" svg:x="1.4cm" svg:y="4.914cm" presentation:class="outline" presentation:user-transformed="true">
          <draw:text-box>
            <text:list text:style-name="L2">
              <text:list-item>
                <text:p>Modify functions.py to implement these functions:</text:p>
                <text:list>
                  <text:list-item>
                    <text:p><text:span text:style-name="T12">extract_values(tweets_file, n, field)</text:span><text:span text:style-name="T2"><text:line-break/></text:span><text:span text:style-name="T2">Similar to extract_lengths, but extracting a specific field from the tweet.</text:span></text:p>
                  </text:list-item>
                  <text:list-item>
                    <text:p><text:span text:style-name="T12">compute_frequencies(l)</text:span><text:span text:style-name="T2"><text:line-break/></text:span><text:span text:style-name="T2">Given a list of values, returns a dictionary mapping values to the number of times that value appears in the list.</text:span><text:span text:style-name="T2"><text:line-break/></text:span><text:span text:style-name="T2">Similar to how we counted the hashtags</text:span></text:p>
                  </text:list-item>
                </text:list>
              </text:list-item>
              <text:list-item>
                <text:p>Once you've done this, you can test it with get_frequencies.p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layer="layout" svg:width="21.52cm" svg:height="3.506cm" svg:x="5.05cm" svg:y="0.437cm" presentation:class="title" presentation:placeholder="true" presentation:user-transformed="true">
          <draw:text-box/>
        </draw:frame>
        <draw:frame presentation:style-name="pr11" draw:text-style-name="P11" draw:layer="layout" svg:width="25.199cm" svg:height="12.18cm" svg:x="1.4cm" svg:y="4.914cm" presentation:class="subtitle">
          <draw:text-box>
            <text:p><text:span text:style-name="T5">Simple visualiz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3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DejaVu Sans2" svg:font-family="'DejaVu Sans'" style:font-family-generic="modern" style:font-pitch="variable"/>
    <style:font-face style:name="DejaVu Sans Mono2" svg:font-family="'DejaVu Sans Mono'" style:font-family-generic="moder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wiss" style:font-pitch="variable"/>
    <style:font-face style:name="DejaVu Sans Mono" svg:font-family="'DejaVu Sans Mono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ans" fo:font-size="24pt" fo:language="en" fo:country="US" style:font-name-asian="DejaVu Sans3" style:font-size-asian="24pt" style:language-asian="zxx" style:country-asian="none" style:font-name-complex="DejaVu Sans3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DejaVu Sans3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20pt" style:font-style-asian="normal" style:font-weight-asian="normal" style:font-name-complex="DejaVu Sans3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44pt" style:font-style-asian="normal" style:font-weight-asian="normal" style:font-name-complex="DejaVu Sans3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solid" draw:fill-color="#f2f2f2" draw:textarea-horizontal-align="justify"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svg:stroke-color="#800000" draw:fill="solid" draw:fill-color="#800000" draw:textarea-horizontal-align="justify" draw:textarea-vertical-align="middle" draw:auto-grow-height="false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draw:custom-shape presentation:style-name="Mpr1" draw:text-style-name="MP3" draw:layer="backgroundobjects" svg:width="28cm" svg:height="4.445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52cm" svg:height="3.506cm" svg:x="5.05cm" svg:y="0.4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3.175cm" svg:height="3.95cm" svg:x="0.635cm" svg:y="0.168cm">
        <draw:image xlink:href="Pictures/10000200000001BF0000022CCEB64133.gif" xlink:type="simple" xlink:show="embed" xlink:actuate="onLoad">
          <text:p/>
        </draw:image>
      </draw:frame>
      <draw:custom-shape presentation:style-name="Mpr3" draw:text-style-name="MP3" draw:layer="backgroundobjects" svg:width="28cm" svg:height="0.68cm" svg:x="0cm" svg:y="20.3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initial-creator>Borja Sotomayor</meta:initial-creator>
    <meta:creation-date>2007-07-24T11:30:06</meta:creation-date>
    <dc:date>2014-11-07T15:21:57.041113264</dc:date>
    <meta:editing-cycles>58</meta:editing-cycles>
    <meta:editing-duration>P22DT21H8M15S</meta:editing-duration>
    <meta:document-statistic meta:object-count="119"/>
    <meta:user-defined meta:name="Info 1"/>
    <meta:user-defined meta:name="Info 2"/>
    <meta:user-defined meta:name="Info 3"/>
    <meta:user-defined meta:name="Info 4"/>
  </office:meta>
</office:document-meta>
</file>